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2.setIds( List &lt; Long &gt;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2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2.M2( @ JSONField ( name = "ids" )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879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1.setIds( List &lt; Long &gt;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1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1.M1( @ JSONField ( name = "ids" ) String 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